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d5bd" officeooo:paragraph-rsid="0004d5bd"/>
    </style:style>
    <style:style style:name="P2" style:family="paragraph" style:parent-style-name="Standard">
      <style:paragraph-properties fo:text-align="center" style:justify-single-word="false"/>
      <style:text-properties officeooo:rsid="0004d5bd" officeooo:paragraph-rsid="0004d5bd"/>
    </style:style>
    <style:style style:name="P3" style:family="paragraph" style:parent-style-name="Standard">
      <style:text-properties officeooo:rsid="00056198" officeooo:paragraph-rsid="00056198"/>
    </style:style>
    <style:style style:name="P4" style:family="paragraph" style:parent-style-name="Text_20_body">
      <style:text-properties officeooo:rsid="00056198" officeooo:paragraph-rsid="000561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air Naveed</text:p>
      <text:p text:style-name="P1">00414943</text:p>
      <text:p text:style-name="P1"/>
      <text:p text:style-name="Title">CS5530 – Assignment 3</text:p>
      <text:p text:style-name="P2"/>
      <text:h text:style-name="Heading_20_1" text:outline-level="1">PART 1</text:h>
      <text:p text:style-name="P1">A.</text:p>
      <text:p text:style-name="P1">CREATE TABLE Emp(eid INTEGER, </text:p>
      <text:p text:style-name="P1"><text:tab/><text:tab/> ename VARCHAR(30), </text:p>
      <text:p text:style-name="P1"><text:tab/><text:tab/> age INTEGER, </text:p>
      <text:p text:style-name="P1"><text:tab/><text:tab/> salary FLOAT, </text:p>
      <text:p text:style-name="P1"><text:tab/><text:tab/> PRIMARY KEY(eid));</text:p>
      <text:p text:style-name="P1"></text:p>
      <text:p text:style-name="P1">CREATE TABLE Works(eid INTEGER, </text:p>
      <text:p text:style-name="P1"><text:tab/><text:tab/>did INTEGER, </text:p>
      <text:p text:style-name="P1"><text:tab/><text:tab/>pct_time FLOAT, </text:p>
      <text:p text:style-name="P1"><text:tab/><text:tab/>PRIMARY KEY(eid, did), </text:p>
      <text:p text:style-name="P1"><text:tab/><text:tab/>FOREIGN KEY (eid) REFERENCES Emp(eid), </text:p>
      <text:p text:style-name="P1"><text:tab/><text:tab/>FOREIGN KEY (did) REFERENCES Dept(did));</text:p>
      <text:p text:style-name="P1"></text:p>
      <text:p text:style-name="P1">CREATE TABLE Dept(did INTEGER,</text:p>
      <text:p text:style-name="P1"><text:tab/><text:tab/> <text:s/>budget FLOAT,</text:p>
      <text:p text:style-name="P1"><text:tab/><text:tab/> <text:s/>managerid INTEGER,</text:p>
      <text:p text:style-name="P1"><text:tab/><text:tab/> <text:s/>PRIMARY KEY(did));</text:p>
      <text:p text:style-name="P1"></text:p>
      <text:p text:style-name="P1">B.</text:p>
      <text:p text:style-name="P1">1)</text:p>
      <text:p text:style-name="P1">CREATE TABLE Emp(eid INTEGER, </text:p>
      <text:p text:style-name="P1"><text:tab/><text:tab/> ename VARCHAR(30), </text:p>
      <text:p text:style-name="P1"><text:tab/><text:tab/> age INTEGER, </text:p>
      <text:p text:style-name="P1"><text:tab/><text:tab/> salary FLOAT, </text:p>
      <text:p text:style-name="P1"><text:tab/><text:tab/> PRIMARY KEY(eid)</text:p>
      <text:p text:style-name="P1"><text:tab/><text:tab/> CHECK(salary &gt; 2000));</text:p>
      <text:p text:style-name="P1">2)</text:p>
      <text:p text:style-name="P1">ALTER TABLE Dept ADD CONSTRAINT ManagerIsEmp</text:p>
      <text:p text:style-name="P1">FOREIGN KEY(managerid) REFERENCES Emp(eid)</text:p>
      <text:p text:style-name="P1"></text:p>
      <text:p text:style-name="P1">3)</text:p>
      <text:p text:style-name="P1">CREATE ASSERTION ManagerMakesMore</text:p>
      <text:p text:style-name="P1">CHECK(NOT EXISTS </text:p>
      <text:p text:style-name="P1"><text:tab/><text:tab/> (SELECT * FROM Emp AS e, Works AS w, Dept AS d</text:p>
      <text:p text:style-name="P1"><text:tab/><text:tab/> <text:s/>WHERE e.eid = w.eid AND</text:p>
      <text:p text:style-name="P1"><text:tab/><text:tab/> <text:s/>w.did = d.did AND</text:p>
      <text:p text:style-name="P1"><text:tab/><text:tab/> <text:s/>e.salary &gt; (SELECT salary</text:p>
      <text:p text:style-name="P1"><text:soft-page-break/><text:tab/><text:tab/><text:tab/> <text:s text:c="5"/>FROM Emp AS e1</text:p>
      <text:p text:style-name="P1"><text:tab/><text:tab/><text:tab/> <text:s text:c="5"/>WHERE d.managerid = e1.eid)));</text:p>
      <text:p text:style-name="P1"></text:p>
      <text:p text:style-name="P1">4)</text:p>
      <text:p text:style-name="P1">CREATE ASSERTION ApptTotalPercent</text:p>
      <text:p text:style-name="P1">CHECK(NOT EXISTS</text:p>
      <text:p text:style-name="P1"><text:tab/><text:tab/> (SELECT Emp.eid</text:p>
      <text:p text:style-name="P1"><text:tab/><text:tab/> <text:s/>FROM Emp, Works</text:p>
      <text:p text:style-name="P1"><text:tab/><text:tab/> <text:s/>WHERE Emp.eid = Works.eid</text:p>
      <text:p text:style-name="P1"><text:tab/><text:tab/> <text:s/>GROUP BY Emp.eid</text:p>
      <text:p text:style-name="P1"><text:tab/><text:tab/> <text:s/>HAVING SUM(pct_time &gt; 100));</text:p>
      <text:p text:style-name="P1"></text:p>
      <text:p text:style-name="P1"></text:p>
      <text:p text:style-name="P1">5)</text:p>
      <text:p text:style-name="P1">CREATE ASSERTION TwoManagers</text:p>
      <text:p text:style-name="P1">CHECK(NOT EXISTS</text:p>
      <text:p text:style-name="P1"><text:tab/><text:tab/>(SELECT * FROM Dept GROUP BY (Dept.managerid)</text:p>
      <text:p text:style-name="P1"></text:p>
      <text:p text:style-name="P1">6)</text:p>
      <text:p text:style-name="P1">CREATE ASSERTION DeptSmall</text:p>
      <text:p text:style-name="P1">CHECK((SELECT COUNT(Works.eid) </text:p>
      <text:p text:style-name="P1"><text:tab/> <text:s text:c="5"/>FROM Works) &lt;= 50));</text:p>
      <text:p text:style-name="P1"/>
      <text:h text:style-name="Heading_20_1" text:outline-level="1">Part 2</text:h>
      <text:p text:style-name="P3">Note: Was not able to finish 12, 14, 15, or 16 so they just have dummy queries</text:p>
      <text:p text:style-name="P3"/>
      <text:p text:style-name="P3">select MAX(s.age) from student s;</text:p>
      <text:p text:style-name="P3"></text:p>
      <text:p text:style-name="P3">select s.sname, s.gpa </text:p>
      <text:p text:style-name="P3">from student s, enroll e</text:p>
      <text:p text:style-name="P3">where s.sid = e.sid </text:p>
      <text:p text:style-name="P3">and e.cno = 302;</text:p>
      <text:p text:style-name="P3"></text:p>
      <text:p text:style-name="P3">select s.sname, m.dname from student s, major m, enroll e, course c where s.sid = m.sid and e.sid = m.sid and e.cno = c.cno and c.cname like '%Geometry%';</text:p>
      <text:p text:style-name="P3"></text:p>
      <text:p text:style-name="P3">select s.sname </text:p>
      <text:p text:style-name="P3">from student s, enroll e1, enroll e2</text:p>
      <text:p text:style-name="P3">where s.sid = e1.sid and e1.dname = 'Computer Sciences' </text:p>
      <text:p text:style-name="P3">and s.sid = e2.sid and e2.dname = 'Mathematics';</text:p>
      <text:p text:style-name="P3"></text:p>
      <text:p text:style-name="P3">select m.dname, AVG(s.age) as 'Average Age', MAX(s.age) - MIN(s.age) as 'Largest Age Difference'</text:p>
      <text:p text:style-name="P3">from student s, major m </text:p>
      <text:p text:style-name="P3">where s.sid = m.sid </text:p>
      <text:p text:style-name="P3">group by m.dname;</text:p>
      <text:p text:style-name="P3"></text:p>
      <text:p text:style-name="P3"/>
      <text:p text:style-name="P3"><text:soft-page-break/>select s.sname </text:p>
      <text:p text:style-name="P3">from student s, enroll e, section sec </text:p>
      <text:p text:style-name="P3">where s.sid = e.sid </text:p>
      <text:p text:style-name="P3">and e.cno = (select sec.cno from section sec where sec.pname = 'Smith, S.') </text:p>
      <text:p text:style-name="P3">and e.sectno = (select sec.sectno from section sec where sec.pname = 'Smith, S.') </text:p>
      <text:p text:style-name="P3">group by s.sname;</text:p>
      <text:p text:style-name="P3"></text:p>
      <text:p text:style-name="P3">select count(*) as count </text:p>
      <text:p text:style-name="P3">from student s, major m1, major m2 </text:p>
      <text:p text:style-name="P3">where s.sid = m1.sid </text:p>
      <text:p text:style-name="P3">and s.sid = m2.sid </text:p>
      <text:p text:style-name="P3">and m1.dname&gt;m2.dname;</text:p>
      <text:p text:style-name="P3"></text:p>
      <text:p text:style-name="P3">select MAX(s.sname) </text:p>
      <text:p text:style-name="P3">from student s, major m1, major m2 </text:p>
      <text:p text:style-name="P3">where s.sid = m1.sid and </text:p>
      <text:p text:style-name="P3">s.sid = m2.sid and </text:p>
      <text:p text:style-name="P3">m1.dname&lt;&gt;m2.dname </text:p>
      <text:p text:style-name="P3">group by s.sname;</text:p>
      <text:p text:style-name="P3"></text:p>
      <text:p text:style-name="P3">select s.sname </text:p>
      <text:p text:style-name="P3">from student s </text:p>
      <text:p text:style-name="P3">where s.age = (select max(s1.age) from student s1 where s1.year = 1);</text:p>
      <text:p text:style-name="P3"></text:p>
      <text:p text:style-name="P3">select s.sid, s.sname, s.gpa </text:p>
      <text:p text:style-name="P3">from student s, enroll e </text:p>
      <text:p text:style-name="P3">where s.sid = e.sid and e.dname = 'Civil Engineering' </text:p>
      <text:p text:style-name="P3">group by s.sname;</text:p>
      <text:p text:style-name="P3"></text:p>
      <text:p text:style-name="P3">select * from dept d </text:p>
      <text:p text:style-name="P3">where not exists </text:p>
      <text:p text:style-name="P3">(select m.sid </text:p>
      <text:p text:style-name="P3">from major m, enroll e </text:p>
      <text:p text:style-name="P3">where m.sid = e.sid </text:p>
      <text:p text:style-name="P3">and m.dname = d.dname and </text:p>
      <text:p text:style-name="P3">e.dname = 'Computer Sciences');</text:p>
      <text:p text:style-name="P3"></text:p>
      <text:p text:style-name="P3">select count(s.sid) from student s;</text:p>
      <text:p text:style-name="P3"></text:p>
      <text:p text:style-name="P3">select s.sname, max(s.gpa) from student s group by s.age;</text:p>
      <text:p text:style-name="P3"></text:p>
      <text:p text:style-name="P3">select count(s.sid) from student s;</text:p>
      <text:p text:style-name="P3"></text:p>
      <text:p text:style-name="P3">select count(s.sid) from student s;</text:p>
      <text:p text:style-name="P3"></text:p>
      <text:p text:style-name="P3">select count(s.sid) from student s;</text:p>
      <text:p text:style-name="P3"/>
      <text:h text:style-name="Heading_20_3" text:outline-level="3"><text:soft-page-break/>OUTPUT</text:h>
      <text:p text:style-name="P4">+------------+</text:p>
      <text:p text:style-name="P4">| MAX(s.age) |</text:p>
      <text:p text:style-name="P4">+------------+</text:p>
      <text:p text:style-name="P4">| <text:s text:c="8"/>99 |</text:p>
      <text:p text:style-name="P4">+------------+</text:p>
      <text:p text:style-name="P4">1 row in set (0.00 sec)</text:p>
      <text:p text:style-name="P4"></text:p>
      <text:p text:style-name="P4">+--------------------+------+</text:p>
      <text:p text:style-name="P4">| sname <text:s text:c="13"/>| gpa <text:s/>|</text:p>
      <text:p text:style-name="P4">+--------------------+------+</text:p>
      <text:p text:style-name="P4">| Pierson, E. <text:s text:c="7"/>| <text:s/>3.5 |</text:p>
      <text:p text:style-name="P4">| Scott, Kim J. <text:s text:c="5"/>| <text:s/>3.8 |</text:p>
      <text:p text:style-name="P4">| Sather, Roberto B. | <text:s/>2.2 |</text:p>
      <text:p text:style-name="P4">| Stanley, Leotha T. | <text:s/>3.6 |</text:p>
      <text:p text:style-name="P4">| Jones, David S. <text:s text:c="3"/>| <text:s/>3.5 |</text:p>
      <text:p text:style-name="P4">| Paul, Mary W. <text:s text:c="5"/>| <text:s/>3.6 |</text:p>
      <text:p text:style-name="P4">| Soong, V. <text:s text:c="9"/>| <text:s/>3.5 |</text:p>
      <text:p text:style-name="P4">| Kellerman, S. <text:s text:c="5"/>| <text:s/>2.9 |</text:p>
      <text:p text:style-name="P4">| Korpel, E. <text:s text:c="8"/>| <text:s/>3.5 |</text:p>
      <text:p text:style-name="P4">| Emile, R. <text:s text:c="9"/>| <text:s text:c="3"/>2 |</text:p>
      <text:p text:style-name="P4">| Carter, Jimmy <text:s text:c="5"/>| <text:s/>3.5 |</text:p>
      <text:p text:style-name="P4">| Kissinger, Henry <text:s text:c="2"/>| <text:s/>3.4 |</text:p>
      <text:p text:style-name="P4">| Andrews, R. <text:s text:c="7"/>| <text:s/>2.8 |</text:p>
      <text:p text:style-name="P4">| Auen, B. <text:s text:c="10"/>| <text:s/>2.7 |</text:p>
      <text:p text:style-name="P4">| Shoemaker, A. <text:s text:c="5"/>| <text:s/>3.5 |</text:p>
      <text:p text:style-name="P4">| Fy, Clara I. <text:s text:c="6"/>| <text:s text:c="3"/>2 |</text:p>
      <text:p text:style-name="P4">| Heilskov, G. <text:s text:c="6"/>| <text:s/>2.5 |</text:p>
      <text:p text:style-name="P4">| Baskett, Wayse T. <text:s/>| <text:s/>2.1 |</text:p>
      <text:p text:style-name="P4"><text:soft-page-break/>+--------------------+------+</text:p>
      <text:p text:style-name="P4">18 rows in set (0.00 sec)</text:p>
      <text:p text:style-name="P4"></text:p>
      <text:p text:style-name="P4">+-------------------+----------------------+</text:p>
      <text:p text:style-name="P4">| sname <text:s text:c="12"/>| dname <text:s text:c="15"/>|</text:p>
      <text:p text:style-name="P4">+-------------------+----------------------+</text:p>
      <text:p text:style-name="P4">| Ford, Gerald <text:s text:c="5"/>| Chemical Engineering |</text:p>
      <text:p text:style-name="P4">| Austin, G. <text:s text:c="7"/>| Chemical Engineering |</text:p>
      <text:p text:style-name="P4">| Mathews, John W. <text:s/>| Chemical Engineering |</text:p>
      <text:p text:style-name="P4">| Dunbar, D. <text:s text:c="7"/>| Civil Engineering <text:s text:c="3"/>|</text:p>
      <text:p text:style-name="P4">| Rosemeyer, S. <text:s text:c="4"/>| Civil Engineering <text:s text:c="3"/>|</text:p>
      <text:p text:style-name="P4">| Atny, Mary H. <text:s text:c="4"/>| Civil Engineering <text:s text:c="3"/>|</text:p>
      <text:p text:style-name="P4">| Glitch, R. <text:s text:c="7"/>| Civil Engineering <text:s text:c="3"/>|</text:p>
      <text:p text:style-name="P4">| Ziebart, F. <text:s text:c="6"/>| Civil Engineering <text:s text:c="3"/>|</text:p>
      <text:p text:style-name="P4">| Sulfate, Barry M. | Computer Sciences <text:s text:c="3"/>|</text:p>
      <text:p text:style-name="P4">| Cheong, R. <text:s text:c="7"/>| Computer Sciences <text:s text:c="3"/>|</text:p>
      <text:p text:style-name="P4">| Thorton, James Q. | Computer Sciences <text:s text:c="3"/>|</text:p>
      <text:p text:style-name="P4">| Gooch <text:s text:c="12"/>| Computer Sciences <text:s text:c="3"/>|</text:p>
      <text:p text:style-name="P4">| Smith, L. <text:s text:c="8"/>| Computer Sciences <text:s text:c="3"/>|</text:p>
      <text:p text:style-name="P4">| Zappa, F. <text:s text:c="8"/>| Mathematics <text:s text:c="9"/>|</text:p>
      <text:p text:style-name="P4">| Ghandi, I. <text:s text:c="7"/>| Mathematics <text:s text:c="9"/>|</text:p>
      <text:p text:style-name="P4">| Uoiea, Z. <text:s text:c="8"/>| Mathematics <text:s text:c="9"/>|</text:p>
      <text:p text:style-name="P4">| Sulfate, Barry M. | Sanitary Engineering |</text:p>
      <text:p text:style-name="P4">+-------------------+----------------------+</text:p>
      <text:p text:style-name="P4">17 rows in set (0.01 sec)</text:p>
      <text:p text:style-name="P4"></text:p>
      <text:p text:style-name="P4">+-----------+</text:p>
      <text:p text:style-name="P4">| sname <text:s text:c="4"/>|</text:p>
      <text:p text:style-name="P4">+-----------+</text:p>
      <text:p text:style-name="P4"><text:soft-page-break/>| Zappa, F. |</text:p>
      <text:p text:style-name="P4">+-----------+</text:p>
      <text:p text:style-name="P4">1 row in set (0.00 sec)</text:p>
      <text:p text:style-name="P4"></text:p>
      <text:p text:style-name="P4">+------------------------+-------------+------------------------+</text:p>
      <text:p text:style-name="P4">| dname <text:s text:c="17"/>| Average Age | Largest Age Difference |</text:p>
      <text:p text:style-name="P4">+------------------------+-------------+------------------------+</text:p>
      <text:p text:style-name="P4">| Chemical Engineering <text:s text:c="2"/>| <text:s text:c="4"/>29.3636 | <text:s text:c="20"/>42 |</text:p>
      <text:p text:style-name="P4">| Civil Engineering <text:s text:c="5"/>| <text:s text:c="4"/>27.2500 | <text:s text:c="20"/>80 |</text:p>
      <text:p text:style-name="P4">| Computer Sciences <text:s text:c="5"/>| <text:s text:c="4"/>25.0417 | <text:s text:c="20"/>38 |</text:p>
      <text:p text:style-name="P4">| Industrial Engineering | <text:s text:c="4"/>27.7000 | <text:s text:c="20"/>65 |</text:p>
      <text:p text:style-name="P4">| Mathematics <text:s text:c="11"/>| <text:s text:c="4"/>30.6316 | <text:s text:c="20"/>83 |</text:p>
      <text:p text:style-name="P4">| Sanitary Engineering <text:s text:c="2"/>| <text:s text:c="4"/>19.0000 | <text:s text:c="21"/>0 |</text:p>
      <text:p text:style-name="P4">+------------------------+-------------+------------------------+</text:p>
      <text:p text:style-name="P4">6 rows in set (0.00 sec)</text:p>
      <text:p text:style-name="P4"></text:p>
      <text:p text:style-name="P4">+-------------------+</text:p>
      <text:p text:style-name="P4">| sname <text:s text:c="12"/>|</text:p>
      <text:p text:style-name="P4">+-------------------+</text:p>
      <text:p text:style-name="P4">| Auen, B. <text:s text:c="9"/>|</text:p>
      <text:p text:style-name="P4">| Baskett, Wayse T. |</text:p>
      <text:p text:style-name="P4">| Carter, Jimmy <text:s text:c="4"/>|</text:p>
      <text:p text:style-name="P4">| Heilskov, G. <text:s text:c="5"/>|</text:p>
      <text:p text:style-name="P4">| Kellerman, S. <text:s text:c="4"/>|</text:p>
      <text:p text:style-name="P4">| Paul, Mary W. <text:s text:c="4"/>|</text:p>
      <text:p text:style-name="P4">| Scott, Kim J. <text:s text:c="4"/>|</text:p>
      <text:p text:style-name="P4">| Soong, V. <text:s text:c="8"/>|</text:p>
      <text:p text:style-name="P4">+-------------------+</text:p>
      <text:p text:style-name="P4">8 rows in set (0.00 sec)</text:p>
      <text:p text:style-name="P4"><text:soft-page-break/></text:p>
      <text:p text:style-name="P4">+-------+</text:p>
      <text:p text:style-name="P4">| count |</text:p>
      <text:p text:style-name="P4">+-------+</text:p>
      <text:p text:style-name="P4">| <text:s text:c="4"/>4 |</text:p>
      <text:p text:style-name="P4">+-------+</text:p>
      <text:p text:style-name="P4">1 row in set (0.00 sec)</text:p>
      <text:p text:style-name="P4"></text:p>
      <text:p text:style-name="P4">+-------------------+</text:p>
      <text:p text:style-name="P4">| MAX(s.sname) <text:s text:c="5"/>|</text:p>
      <text:p text:style-name="P4">+-------------------+</text:p>
      <text:p text:style-name="P4">| Jacobs, T. <text:s text:c="7"/>|</text:p>
      <text:p text:style-name="P4">| Pierson, E. <text:s text:c="6"/>|</text:p>
      <text:p text:style-name="P4">| Sulfate, Barry M. |</text:p>
      <text:p text:style-name="P4">| Zeene, Ben N. <text:s text:c="4"/>|</text:p>
      <text:p text:style-name="P4">+-------------------+</text:p>
      <text:p text:style-name="P4">4 rows in set (0.00 sec)</text:p>
      <text:p text:style-name="P4"></text:p>
      <text:p text:style-name="P4">+------------+</text:p>
      <text:p text:style-name="P4">| sname <text:s text:c="5"/>|</text:p>
      <text:p text:style-name="P4">+------------+</text:p>
      <text:p text:style-name="P4">| Ghandi, I. |</text:p>
      <text:p text:style-name="P4">+------------+</text:p>
      <text:p text:style-name="P4">1 row in set (0.00 sec)</text:p>
      <text:p text:style-name="P4"></text:p>
      <text:p text:style-name="P4">+-----+---------------------+------+</text:p>
      <text:p text:style-name="P4">| sid | sname <text:s text:c="14"/>| gpa <text:s/>|</text:p>
      <text:p text:style-name="P4">+-----+---------------------+------+</text:p>
      <text:p text:style-name="P4">| <text:s/>66 | Altenhaus, Stuart <text:s text:c="2"/>| <text:s/>2.8 |</text:p>
      <text:p text:style-name="P4"><text:soft-page-break/>| <text:s/>74 | Andrus, J. <text:s text:c="9"/>| <text:s/>3.7 |</text:p>
      <text:p text:style-name="P4">| <text:s/>96 | Birch, M. <text:s text:c="10"/>| <text:s/>3.5 |</text:p>
      <text:p text:style-name="P4">| <text:s/>23 | Bomber, C. <text:s text:c="9"/>| <text:s/>3.2 |</text:p>
      <text:p text:style-name="P4">| <text:s/>36 | Burroughs, Susan S. | <text:s text:c="3"/>3 |</text:p>
      <text:p text:style-name="P4">| <text:s/>60 | Calcmity, J. <text:s text:c="7"/>| <text:s/>2.6 |</text:p>
      <text:p text:style-name="P4">| <text:s/>70 | Caucutt, B. <text:s text:c="8"/>| <text:s text:c="3"/>3 |</text:p>
      <text:p text:style-name="P4">| <text:s/>33 | Chao, Tsechih <text:s text:c="6"/>| <text:s/>3.6 |</text:p>
      <text:p text:style-name="P4">| <text:s/>79 | Evert, Chris <text:s text:c="7"/>| <text:s/>3.9 |</text:p>
      <text:p text:style-name="P4">| <text:s/>64 | Fred, Edwin B. <text:s text:c="5"/>| <text:s text:c="3"/>4 |</text:p>
      <text:p text:style-name="P4">| <text:s/>18 | Gooch <text:s text:c="14"/>| <text:s/>1.4 |</text:p>
      <text:p text:style-name="P4">| <text:s/>29 | Hamilton, S. <text:s text:c="7"/>| <text:s/>2.8 |</text:p>
      <text:p text:style-name="P4">| <text:s/>34 | Kasten, Norman L. <text:s text:c="2"/>| <text:s/>2.5 |</text:p>
      <text:p text:style-name="P4">| <text:s/>61 | Kennedy, Ed <text:s text:c="8"/>| <text:s/>2.3 |</text:p>
      <text:p text:style-name="P4">| <text:s/>32 | Liu, Huihusan <text:s text:c="6"/>| <text:s/>3.9 |</text:p>
      <text:p text:style-name="P4">| <text:s/>54 | Maximillian <text:s text:c="8"/>| <text:s text:c="3"/>3 |</text:p>
      <text:p text:style-name="P4">| <text:s/>85 | Mayer, N. <text:s text:c="10"/>| <text:s/>3.5 |</text:p>
      <text:p text:style-name="P4">| <text:s/>48 | Natividad, A. <text:s text:c="6"/>| <text:s text:c="3"/>4 |</text:p>
      <text:p text:style-name="P4">| <text:s/>73 | Quarnty, G. <text:s text:c="8"/>| <text:s text:c="3"/>4 |</text:p>
      <text:p text:style-name="P4">| <text:s/>47 | Roger, Blotter N. <text:s text:c="2"/>| <text:s/>1.9 |</text:p>
      <text:p text:style-name="P4">| <text:s/>81 | Smith, Ike Z. <text:s text:c="6"/>| <text:s/>1.1 |</text:p>
      <text:p text:style-name="P4">| <text:s text:c="2"/>9 | Smith, Joyce A. <text:s text:c="4"/>| <text:s text:c="3"/>2 |</text:p>
      <text:p text:style-name="P4">| <text:s text:c="2"/>3 | Zeene, Ben N. <text:s text:c="6"/>| <text:s/>3.9 |</text:p>
      <text:p text:style-name="P4">| <text:s/>76 | Zorhoff, C. <text:s text:c="8"/>| <text:s text:c="3"/>3 |</text:p>
      <text:p text:style-name="P4">+-----+---------------------+------+</text:p>
      <text:p text:style-name="P4">24 rows in set (0.01 sec)</text:p>
      <text:p text:style-name="P4"></text:p>
      <text:p text:style-name="P4">+----------------------+---------+</text:p>
      <text:p text:style-name="P4">| dname <text:s text:c="15"/>| numphds |</text:p>
      <text:p text:style-name="P4">+----------------------+---------+</text:p>
      <text:p text:style-name="P4"><text:soft-page-break/>| Sanitary Engineering | <text:s text:c="6"/>3 |</text:p>
      <text:p text:style-name="P4">+----------------------+---------+</text:p>
      <text:p text:style-name="P4">1 row in set (0.00 sec)</text:p>
      <text:p text:style-name="P4"></text:p>
      <text:p text:style-name="P4">+--------------+</text:p>
      <text:p text:style-name="P4">| count(s.sid) |</text:p>
      <text:p text:style-name="P4">+--------------+</text:p>
      <text:p text:style-name="P4">| <text:s text:c="9"/>104 |</text:p>
      <text:p text:style-name="P4">+--------------+</text:p>
      <text:p text:style-name="P4">1 row in set (0.00 sec)</text:p>
      <text:p text:style-name="P4"></text:p>
      <text:p text:style-name="P4">+---------------------+------------+</text:p>
      <text:p text:style-name="P4">| sname <text:s text:c="14"/>| max(s.gpa) |</text:p>
      <text:p text:style-name="P4">+---------------------+------------+</text:p>
      <text:p text:style-name="P4">| News, Nightly <text:s text:c="6"/>| <text:s text:c="7"/>1.9 |</text:p>
      <text:p text:style-name="P4">| Zappa, F. <text:s text:c="10"/>| <text:s text:c="9"/>4 |</text:p>
      <text:p text:style-name="P4">| Form, Clara O. <text:s text:c="5"/>| <text:s text:c="7"/>3.5 |</text:p>
      <text:p text:style-name="P4">| Sulfate, Barry M. <text:s text:c="2"/>| <text:s text:c="7"/>3.7 |</text:p>
      <text:p text:style-name="P4">| Scott, Kim J. <text:s text:c="6"/>| <text:s text:c="9"/>4 |</text:p>
      <text:p text:style-name="P4">| Zeene, Ben N. <text:s text:c="6"/>| <text:s text:c="7"/>3.9 |</text:p>
      <text:p text:style-name="P4">| Sather, Roberto B. <text:s/>| <text:s text:c="9"/>4 |</text:p>
      <text:p text:style-name="P4">| Paul, Mary W. <text:s text:c="6"/>| <text:s text:c="7"/>3.6 |</text:p>
      <text:p text:style-name="P4">| Soong, V. <text:s text:c="10"/>| <text:s text:c="7"/>3.6 |</text:p>
      <text:p text:style-name="P4">| Cheong, R. <text:s text:c="9"/>| <text:s text:c="9"/>4 |</text:p>
      <text:p text:style-name="P4">| Borchart, Sandra L. | <text:s text:c="7"/>3.9 |</text:p>
      <text:p text:style-name="P4">| Thorton, James Q. <text:s text:c="2"/>| <text:s text:c="7"/>2.7 |</text:p>
      <text:p text:style-name="P4">| Jacobs, T. <text:s text:c="9"/>| <text:s text:c="7"/>3.9 |</text:p>
      <text:p text:style-name="P4">| Dunbar, D. <text:s text:c="9"/>| <text:s text:c="7"/>3.4 |</text:p>
      <text:p text:style-name="P4">| Pierson, E. <text:s text:c="8"/>| <text:s text:c="7"/>3.5 |</text:p>
      <text:p text:style-name="P4"><text:soft-page-break/>| Smith, Ike Z. <text:s text:c="6"/>| <text:s text:c="7"/>1.1 |</text:p>
      <text:p text:style-name="P4">| Kirk, J. <text:s text:c="11"/>| <text:s text:c="7"/>2.2 |</text:p>
      <text:p text:style-name="P4">| Kool, Joseph F. <text:s text:c="4"/>| <text:s text:c="7"/>3.7 |</text:p>
      <text:p text:style-name="P4">| Smith, L. <text:s text:c="10"/>| <text:s text:c="7"/>2.5 |</text:p>
      <text:p text:style-name="P4">| Barnes, J. <text:s text:c="9"/>| <text:s text:c="7"/>2.3 |</text:p>
      <text:p text:style-name="P4">| Villa-lobos, M. <text:s text:c="4"/>| <text:s text:c="7"/>3.7 |</text:p>
      <text:p text:style-name="P4">| Kennedy, Ed <text:s text:c="8"/>| <text:s text:c="7"/>3.5 |</text:p>
      <text:p text:style-name="P4">| Carter, Jimmy <text:s text:c="6"/>| <text:s text:c="7"/>3.5 |</text:p>
      <text:p text:style-name="P4">| Kissinger, Henry <text:s text:c="3"/>| <text:s text:c="7"/>3.4 |</text:p>
      <text:p text:style-name="P4">| Ford, Gerald <text:s text:c="7"/>| <text:s text:c="7"/>3.5 |</text:p>
      <text:p text:style-name="P4">| Ghandi, I. <text:s text:c="9"/>| <text:s text:c="7"/>3.5 |</text:p>
      <text:p text:style-name="P4">| Fred, Edwin B. <text:s text:c="5"/>| <text:s text:c="9"/>4 |</text:p>
      <text:p text:style-name="P4">| Maximillian <text:s text:c="8"/>| <text:s text:c="9"/>3 |</text:p>
      <text:p text:style-name="P4">| Longlastname, A. <text:s text:c="3"/>| <text:s text:c="9"/>4 |</text:p>
      <text:p text:style-name="P4">+---------------------+------------+</text:p>
      <text:p text:style-name="P4">29 rows in set (0.00 sec)</text:p>
      <text:p text:style-name="P4"></text:p>
      <text:p text:style-name="P4">+--------------+</text:p>
      <text:p text:style-name="P4">| count(s.sid) |</text:p>
      <text:p text:style-name="P4">+--------------+</text:p>
      <text:p text:style-name="P4">| <text:s text:c="9"/>104 |</text:p>
      <text:p text:style-name="P4">+--------------+</text:p>
      <text:p text:style-name="P4">1 row in set (0.00 sec)</text:p>
      <text:p text:style-name="P4"></text:p>
      <text:p text:style-name="P4">+--------------+</text:p>
      <text:p text:style-name="P4">| count(s.sid) |</text:p>
      <text:p text:style-name="P4">+--------------+</text:p>
      <text:p text:style-name="P4">| <text:s text:c="9"/>104 |</text:p>
      <text:p text:style-name="P4">+--------------+</text:p>
      <text:p text:style-name="P4"><text:soft-page-break/>1 row in set (0.00 sec)</text:p>
      <text:p text:style-name="P4"></text:p>
      <text:p text:style-name="P4">+--------------+</text:p>
      <text:p text:style-name="P4">| count(s.sid) |</text:p>
      <text:p text:style-name="P4">+--------------+</text:p>
      <text:p text:style-name="P4">| <text:s text:c="9"/>104 |</text:p>
      <text:p text:style-name="P4">+--------------+</text:p>
      <text:p text:style-name="P4">1 row in set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0:51:29.602499428</meta:creation-date>
    <dc:date>2015-02-25T11:18:31.329402819</dc:date>
    <meta:editing-duration>PT26M10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1" meta:paragraph-count="342" meta:word-count="1495" meta:character-count="9256" meta:non-whitespace-character-count="6355"/>
  </office:meta>
</office:document-meta>
</file>